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54B00000340979FA042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7.999cm" svg:height="17.191cm" svg:x="0.102cm" svg:y="1.96cm">
          <draw:image xlink:href="Pictures/100002010000054B00000340979FA042.png" xlink:type="simple" xlink:show="embed" xlink:actuate="onLoad">
            <text:p/>
          </draw:image>
        </draw:frame>
        <draw:line draw:style-name="gr2" draw:text-style-name="P1" draw:layer="layout" svg:x1="5.588cm" svg:y1="5.842cm" svg:x2="5.588cm" svg:y2="16.256cm">
          <text:p/>
        </draw:line>
        <draw:line draw:style-name="gr2" draw:text-style-name="P1" draw:layer="layout" svg:x1="7.266cm" svg:y1="5.796cm" svg:x2="7.266cm" svg:y2="16.21cm">
          <text:p/>
        </draw:line>
        <draw:line draw:style-name="gr3" draw:text-style-name="P1" draw:layer="layout" svg:x1="7.266cm" svg:y1="6.604cm" svg:x2="5.588cm" svg:y2="6.604cm">
          <text:p/>
        </draw:line>
        <draw:frame draw:style-name="gr4" draw:layer="layout" svg:width="6.604cm" svg:height="2.384cm" svg:x="5.08cm" svg:y="5.08cm">
          <draw:text-box>
            <text:p>peak distance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erif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erif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erif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lad </meta:initial-creator>
    <meta:creation-date>2018-11-27T17:19:08</meta:creation-date>
    <meta:editing-duration>PT17H46M21S</meta:editing-duration>
    <meta:editing-cycles>3</meta:editing-cycles>
    <meta:generator>OpenOffice/4.1.5$Unix OpenOffice.org_project/415m1$Build-9789</meta:generator>
    <dc:date>2018-11-28T11:05:25</dc:date>
    <dc:creator>Vlad </dc:creator>
    <meta:document-statistic meta:object-count="28"/>
  </office:meta>
</office:document-meta>
</file>